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Párrafodelista" style:list-style-name="LFO1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style:font-name="Wingdings" style:font-name-asian="Wingdings" style:font-name-complex="Wingdings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Párrafodelista" style:list-style-name="LFO1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style:font-name="Wingdings" style:font-name-asian="Wingdings" style:font-name-complex="Wingdings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Párrafodelista" style:list-style-name="LFO1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style:font-name="Wingdings" style:font-name-asian="Wingdings" style:font-name-complex="Wingdings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Párrafodelista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style:font-name="Wingdings" style:font-name-asian="Wingdings" style:font-name-complex="Wingdings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Párrafodelista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style:font-name="Wingdings" style:font-name-asian="Wingdings" style:font-name-complex="Wingdings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list-style-name="LFO1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style:font-name="Wingdings" style:font-name-asian="Wingdings" style:font-name-complex="Wingdings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1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style:font-name="Wingdings" style:font-name-asian="Wingdings" style:font-name-complex="Wingdings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Párrafodelista" style:list-style-name="LFO1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style:font-name="Wingdings" style:font-name-asian="Wingdings" style:font-name-complex="Wingdings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Párrafodelista" style:list-style-name="LFO1" style:family="paragraph"/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style:font-name="Wingdings" style:font-name-asian="Wingdings" style:font-name-complex="Wingdings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Párrafodelista" style:list-style-name="LFO1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style:font-name="Wingdings" style:font-name-asian="Wingdings" style:font-name-complex="Wingdings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Párrafodelista" style:list-style-name="LFO1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style:font-name="Wingdings" style:font-name-asian="Wingdings" style:font-name-complex="Wingdings"/>
    </style:style>
    <style:style style:name="T61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ctividad de clase 5</text:p>
      <text:p text:style-name="Normal">Durante el diseño de una aplicación para la<text:s/><text:span text:style-name="T2">compra de prendas de ropa</text:span>, el equipo debe decidir qué<text:s/><text:span text:style-name="T3">tipo de control de interfaz</text:span><text:s/>resulta más apropiado en cada situación.<text:s/></text:p>
      <text:p text:style-name="Normal">Selecciona el control<text:s/><text:span text:style-name="T4">entre los que hemos visto en la teoría</text:span>, teniendo en cuenta el tipo de información, el número de opciones y la acción esperada por parte del usuario.<text:s/></text:p>
      <text:p text:style-name="Normal"><text:span text:style-name="T5">Controles disponibles</text:span><text:s/></text:p>
      <text:p text:style-name="Normal">Puedes elegir<text:s/><text:span text:style-name="T6">solo entre los siguientes tipos de control</text:span>:<text:s/></text:p>
      <text:list text:style-name="LFO2" text:continue-numbering="true">
        <text:list-item>
          <text:p text:style-name="P7">Botón<text:s/></text:p>
        </text:list-item>
        <text:list-item>
          <text:p text:style-name="P8">Entrada de texto<text:s/></text:p>
        </text:list-item>
        <text:list-item>
          <text:p text:style-name="P9">Lista desplegable<text:s/></text:p>
        </text:list-item>
        <text:list-item>
          <text:p text:style-name="P10">Casilla de verificación<text:s/></text:p>
        </text:list-item>
        <text:list-item>
          <text:p text:style-name="P11">Botón de radio<text:s/></text:p>
        </text:list-item>
        <text:list-item>
          <text:p text:style-name="P12">Barra de progreso<text:s/></text:p>
        </text:list-item>
        <text:list-item>
          <text:p text:style-name="P13">Control deslizante (slider)<text:s/></text:p>
        </text:list-item>
        <text:list-item>
          <text:p text:style-name="P14">Selector de fecha y hora<text:s/></text:p>
        </text:list-item>
      </text:list>
      <text:p text:style-name="Normal"><text:span text:style-name="T15">Casos propuestos</text:span><text:s/></text:p>
      <text:list text:style-name="LFO1" text:continue-numbering="true">
        <text:list-item>
          <text:p text:style-name="P16"><text:span text:style-name="T17">Cantidad de prendas</text:span><text:s/>(máximo 10 unidades).<text:s text:c="2"/><text:span text:style-name="T18"></text:span><text:s/><text:span text:style-name="T19">Control deslizante.</text:span></text:p>
        </text:list-item>
        <text:list-item>
          <text:p text:style-name="P20"><text:span text:style-name="T21">Talla disponible</text:span><text:s/>(S, M, L, XL, XXL).<text:s/><text:span text:style-name="T22"></text:span><text:s/><text:span text:style-name="T23">lista desplegable</text:span>/<text:span text:style-name="T24">botón de radio</text:span></text:p>
        </text:list-item>
        <text:list-item>
          <text:p text:style-name="P25"><text:span text:style-name="T26">Color de la prenda</text:span><text:s/>(rojo, azul, verde, negro, blanco).<text:s/><text:span text:style-name="T27"></text:span><text:s/><text:span text:style-name="T28">lista desplegable</text:span><text:span text:style-name="T29">/selector de colo.</text:span></text:p>
        </text:list-item>
        <text:list-item>
          <text:p text:style-name="P30"><text:span text:style-name="T31">Fecha de entrega deseada.</text:span><text:s/><text:s/><text:span text:style-name="T32"></text:span><text:s/><text:span text:style-name="T33">selector fecha y hora</text:span></text:p>
        </text:list-item>
        <text:list-item>
          <text:p text:style-name="P34"><text:span text:style-name="T35">Envolver para regalo (sí/no).</text:span><text:s/><text:s/><text:span text:style-name="T36"></text:span><text:s/><text:span text:style-name="T37">casilla de verificación.</text:span></text:p>
        </text:list-item>
        <text:list-item>
          <text:p text:style-name="P38"><text:span text:style-name="T39">Mensaje para la tarjeta de regalo.</text:span><text:s/><text:s/><text:span text:style-name="T40"></text:span><text:s/><text:span text:style-name="T41">entrada de texto</text:span></text:p>
        </text:list-item>
        <text:list-item>
          <text:p text:style-name="P42"><text:span text:style-name="T43">Método de envío</text:span><text:s/>(Entrega estándar, Exprés, Recogida en tienda).<text:s/><text:span text:style-name="T44"></text:span><text:s/><text:span text:style-name="T45">Botón de radio</text:span></text:p>
        </text:list-item>
        <text:list-item>
          <text:p text:style-name="P46"><text:span text:style-name="T47">Preferencias de notificación</text:span><text:s/>(Email, SMS, WhatsApp → se pueden elegir varias).<text:s/><text:s/><text:span text:style-name="T48"></text:span><text:s/><text:span text:style-name="T49">Casilla de verificación</text:span></text:p>
        </text:list-item>
        <text:list-item>
          <text:p text:style-name="P50"><text:span text:style-name="T51">Aceptar términos y condiciones</text:span><text:s/>antes de finalizar la compra.<text:s/><text:s/><text:span text:style-name="T52"></text:span><text:s/><text:span text:style-name="T53">casilla de verificación.</text:span></text:p>
        </text:list-item>
        <text:list-item>
          <text:p text:style-name="P54"><text:span text:style-name="T55">Progreso del pedido durante la compra.</text:span><text:s/><text:span text:style-name="T56"></text:span><text:s/><text:span text:style-name="T57">barra de progreso.</text:span></text:p>
        </text:list-item>
        <text:list-item>
          <text:p text:style-name="P58"><text:span text:style-name="T59">Confirmar la compra.</text:span><text:s/><text:span text:style-name="T60"></text:span><text:s/><text:span text:style-name="T61">botón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0-08T06:21:00Z</meta:creation-date>
    <dc:date>2025-10-08T06:34:00Z</dc:date>
    <meta:template xlink:href="Normal.dotm" xlink:type="simple"/>
    <meta:editing-cycles>14</meta:editing-cycles>
    <meta:editing-duration>PT780S</meta:editing-duration>
    <meta:document-statistic meta:page-count="1" meta:paragraph-count="2" meta:word-count="212" meta:character-count="1378" meta:row-count="9" meta:non-whitespace-character-count="1168"/>
  </office:meta>
</office:document-meta>
</file>